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Unicode MS" svg:font-family="'Arial Unicode MS'" style:font-family-generic="roman" style:font-pitch="variable"/>
    <style:font-face style:name="Baskerville" svg:font-family="Baskervill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Palatino Linotype" svg:font-family="'Palatino Linotype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503cm" fo:margin-top="0.176cm" fo:margin-bottom="0.176cm" loext:contextual-spacing="false" fo:text-align="justify" style:justify-single-word="false" fo:text-indent="3cm" style:auto-text-indent="false"/>
    </style:style>
    <style:style style:name="P2" style:family="paragraph" style:parent-style-name="Standard">
      <style:paragraph-properties fo:margin-left="0cm" fo:margin-right="0cm" fo:margin-top="0.176cm" fo:margin-bottom="0.176cm" loext:contextual-spacing="false" fo:text-align="justify" style:justify-single-word="false" fo:text-indent="3cm" style:auto-text-indent="false"/>
    </style:style>
    <style:style style:name="P3" style:family="paragraph" style:parent-style-name="Standard">
      <style:paragraph-properties fo:margin-left="0cm" fo:margin-right="-0.143cm" fo:text-align="justify" style:justify-single-word="false" fo:text-indent="3cm" style:auto-text-indent="false"/>
      <style:text-properties fo:color="#000000" style:font-name="Times New Roman" fo:font-size="7pt" style:font-size-asian="7pt"/>
    </style:style>
    <style:style style:name="P4" style:family="paragraph" style:parent-style-name="Standard">
      <style:paragraph-properties fo:margin-left="0cm" fo:margin-right="-0.143cm" fo:text-align="justify" style:justify-single-word="false" fo:text-indent="3cm" style:auto-text-indent="false"/>
      <style:text-properties fo:color="#000000" style:font-name="Times New Roman" fo:font-size="12pt" style:font-size-asian="12pt"/>
    </style:style>
    <style:style style:name="P5" style:family="paragraph" style:parent-style-name="Standard">
      <style:paragraph-properties fo:margin-left="0cm" fo:margin-right="-0.143cm" fo:text-align="justify" style:justify-single-word="false" fo:text-indent="3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3cm" style:auto-text-indent="false"/>
    </style:style>
    <style:style style:name="P7" style:family="paragraph" style:parent-style-name="Standard">
      <style:paragraph-properties fo:margin-left="0cm" fo:margin-right="0cm" fo:text-align="justify" style:justify-single-word="false" fo:text-indent="3cm" style:auto-text-indent="false"/>
      <style:text-properties style:font-name="Times New Roman" fo:font-size="12pt" style:font-size-asian="12pt"/>
    </style:style>
    <style:style style:name="P8" style:family="paragraph" style:parent-style-name="Standard">
      <style:paragraph-properties fo:margin-left="0cm" fo:margin-right="0cm" fo:margin-top="0.176cm" fo:margin-bottom="0.176cm" loext:contextual-spacing="false" fo:line-height="100%" fo:text-align="justify" style:justify-single-word="false" fo:text-indent="3cm" style:auto-text-indent="false"/>
    </style:style>
    <style:style style:name="P9" style:family="paragraph" style:parent-style-name="Standard">
      <style:paragraph-properties fo:margin-left="1cm" fo:margin-right="0cm" fo:text-align="justify" style:justify-single-word="false" fo:text-indent="3cm" style:auto-text-indent="false"/>
      <style:text-properties style:font-name="Times New Roman" fo:font-size="12pt" style:font-size-asian="12pt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fo:color="#000000" style:font-name="Times New Roman" fo:font-size="12pt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istos etc.</text:span></text:p>
      <text:p text:style-name="P2"><text:span text:style-name="T2">Trata-se de execução de pena imposta a </text:span><text:span text:style-name="T2"><text:database-display text:table-name="" text:table-type="table" text:column-name="Nome da Parte Passiva Selecionada#Retorna o nome e complemento da(s) parte(s) passiva(s) selecionada(s)6@PAPT">HÉLIO BATISTA DE FARIA JÚNIOR</text:database-display></text:span><text:span text:style-name="T2">, <text:s/>em que se informou que o apenado encontra-se em liberdade.</text:span></text:p>
      <text:p text:style-name="P3"/>
      <text:p text:style-name="P5"><text:span text:style-name="T1">Relatados.</text:span></text:p>
      <text:p text:style-name="P4"/>
      <text:p text:style-name="P6"><text:span text:style-name="T1">Conforme dispõe a Resolução nº 113, do Conselho Nacional de Justiça, a guia de recolhimento ou de internação será expedida após o cumprimento do mandado de prisão ou de internação.</text:span></text:p>
      <text:p text:style-name="P7"/>
      <text:p text:style-name="P6"><text:span text:style-name="T1">Por outro lado, a competência deste juízo para execução das penas privativas de liberdade em regime fechado ou semiaberto se fixa se e quando o apenado se encontra em unidade prisional da Comarca de Natal.</text:span></text:p>
      <text:p text:style-name="P7"/>
      <text:p text:style-name="P6"><text:span text:style-name="T1">No caso, o apenado está em liberdade, pelo que caberia ao juízo de conhecimento expedir o mandado de prisão e, apenas após seu cumprimento, a guia de recolhimento, remetendo-a a este juízo, para instauração do processo de execução penal. </text:span></text:p>
      <text:p text:style-name="P7"/>
      <text:p text:style-name="P6"><text:span text:style-name="T1">Finalmente, impõe-se registrar a impossibilidade de simplesmente devolver os autos ao juízo de conhecimento, porque há impedimento no SAJ para tal providência.</text:span></text:p>
      <text:p text:style-name="P9"/>
      <text:p text:style-name="P6"><text:span text:style-name="T1">Isto posto, tendo por incompetente este juízo para a presidir processo de execução penal de apenado que não está recolhido na Comarca, ou em qualquer outra, julgo extinto este feito.</text:span></text:p>
      <text:p text:style-name="P8"><text:span text:style-name="T1">P.R.I. Comunique-se ao juízo de conhecimento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 Unicode MS" svg:font-family="'Arial Unicode MS'" style:font-family-generic="roman" style:font-pitch="variable"/>
    <style:font-face style:name="Baskerville" svg:font-family="Baskervill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Palatino Linotype" svg:font-family="'Palatino Linotype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mes_20_new_20_Roman" style:display-name="times new Roman" style:family="paragraph" style:default-outline-level="">
      <style:paragraph-properties fo:margin-left="0cm" fo:margin-right="0cm" fo:margin-top="0cm" fo:margin-bottom="0cm" loext:contextual-spacing="false" fo:text-align="justify" style:justify-single-word="false" fo:orphans="2" fo:widows="2" fo:text-indent="6.001cm" style:auto-text-indent="false" style:writing-mode="lr-tb"/>
      <style:text-properties style:font-name="Times New Roman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ALT_20__2b__20_1_20_-_20_Cabeçalho" style:display-name="ALT + 1 - Cabeçalho" style:family="paragraph" style:default-outline-level="">
      <style:paragraph-properties fo:margin-top="0cm" fo:margin-bottom="0cm" loext:contextual-spacing="false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ALT_20__2b__20_2_20_-_20_Identificação_20_do_20_Processo" style:display-name="ALT + 2 - Identificação do Processo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Palatino Linotype" style:font-family-asian="'Palatino Linotype'" style:font-family-generic-asian="system" style:font-pitch-asian="variable" style:font-size-asian="10pt" style:font-name-complex="Wingdings" style:font-family-complex="Wingdings" style:font-family-generic-complex="system" style:font-pitch-complex="variable" style:font-size-complex="12pt"/>
    </style:style>
    <style:style style:name="ALT_20__2b__20_3_20_-_20_Tipo_20_do_20_Ato" style:display-name="ALT + 3 - Tipo do Ato" style:family="paragraph" style:default-outline-level="">
      <style:paragraph-properties fo:margin-top="1.058cm" fo:margin-bottom="1.058cm" loext:contextual-spacing="false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2pt" fo:font-weight="bold" style:font-name-asian="Palatino Linotype" style:font-family-asian="'Palatino Linotype'" style:font-family-generic-asian="system" style:font-pitch-asian="variable" style:font-size-asian="12pt" style:font-weight-asian="bold" style:font-name-complex="Wingdings" style:font-family-complex="Wingdings" style:font-family-generic-complex="system" style:font-pitch-complex="variable" style:font-size-complex="12pt"/>
    </style:style>
    <style:style style:name="ALT_20__2b__20_4_20_-_20_Partes_20_do_20_Ato" style:display-name="ALT + 4 - Partes do Ato" style:family="paragraph" style:default-outline-level="">
      <style:paragraph-properties fo:margin-left="0.63cm" fo:margin-right="0cm" fo:margin-top="0.423cm" fo:margin-bottom="0.423cm" loext:contextual-spacing="false" fo:text-align="start" style:justify-single-word="false" fo:orphans="2" fo:widows="2" fo:text-indent="-0.63cm" style:auto-text-indent="false" style:writing-mode="lr-tb"/>
      <style:text-properties fo:text-transform="uppercase" style:font-name="Times New Roman" fo:font-family="'Times New Roman'" style:font-family-generic="roman" style:font-pitch="variable" fo:font-size="12pt" fo:font-weight="bold" style:font-name-asian="Palatino Linotype" style:font-family-asian="'Palatino Linotype'" style:font-family-generic-asian="system" style:font-pitch-asian="variable" style:font-size-asian="12pt" style:font-weight-asian="bold" style:font-name-complex="Wingdings" style:font-family-complex="Wingdings" style:font-family-generic-complex="system" style:font-pitch-complex="variable" style:font-size-complex="12pt"/>
    </style:style>
    <style:style style:name="ALT_20__2b__20_5_20_-_20_Parágrafo_20_Padrão" style:display-name="ALT + 5 - Parágrafo Padrão" style:family="paragraph" style:default-outline-level="">
      <style:paragraph-properties fo:margin-left="0cm" fo:margin-right="0cm" fo:margin-top="0cm" fo:margin-bottom="0cm" loext:contextual-spacing="false" fo:text-align="justify" style:justify-single-word="false" fo:orphans="2" fo:widows="2" fo:text-indent="2cm" style:auto-text-indent="false" style:writing-mode="lr-tb"/>
      <style:text-properties style:font-name="Times New Roman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ALT_20__2b__20_6_20_-_20_Citação" style:display-name="ALT + 6 - Citação" style:family="paragraph" style:default-outline-level="">
      <style:paragraph-properties fo:margin-left="2cm" fo:margin-right="0cm" fo:margin-top="0.212cm" fo:margin-bottom="0.212cm" loext:contextual-spacing="false" fo:text-align="justify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1pt" style:font-name-asian="Palatino Linotype" style:font-family-asian="'Palatino Linotype'" style:font-family-generic-asian="system" style:font-pitch-asian="variable" style:font-size-asian="11pt" style:font-name-complex="Wingdings" style:font-family-complex="Wingdings" style:font-family-generic-complex="system" style:font-pitch-complex="variable" style:font-size-complex="12pt"/>
    </style:style>
    <style:style style:name="ALT_20__2b__20_7_20_-_20_Local_20_e_20_Data" style:display-name="ALT + 7 - Local e Data" style:family="paragraph" style:default-outline-level="">
      <style:paragraph-properties fo:margin-top="1.058cm" fo:margin-bottom="1.411cm" loext:contextual-spacing="false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ALT_20__2b__20_8_20_-_20_Nome_20_e_20_Cargo" style:display-name="ALT + 8 - Nome e Cargo" style:family="paragraph" style:default-outline-level="">
      <style:paragraph-properties fo:margin-top="0cm" fo:margin-bottom="0cm" loext:contextual-spacing="false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Palatino Linotype" style:font-family-asian="'Palatino Linotype'" style:font-family-generic-asian="system" style:font-pitch-asian="variable" style:font-size-asian="12pt" style:font-weight-asian="bold" style:font-name-complex="Wingdings" style:font-family-complex="Wingdings" style:font-family-generic-complex="system" style:font-pitch-complex="variable" style:font-size-complex="12pt"/>
    </style:style>
    <style:style style:name="ALT_20__2b__20_9_20_-_20_Ementa" style:display-name="ALT + 9 - Ementa" style:family="paragraph" style:default-outline-level="">
      <style:paragraph-properties fo:margin-left="6.001cm" fo:margin-right="0cm" fo:margin-top="0cm" fo:margin-bottom="0.423cm" loext:contextual-spacing="false" fo:text-align="justify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ALT_20__2b__20_0_20_-_20_Padrão_20_sem_20_Recuo" style:display-name="ALT + 0 - Padrão sem Recuo" style:family="paragraph" style:default-outline-level="">
      <style:paragraph-properties fo:margin-top="0cm" fo:margin-bottom="0cm" loext:contextual-spacing="false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ROSIVALDO_20_2" style:display-name="ROSIVALDO 2" style:family="paragraph" style:default-outline-level="">
      <style:paragraph-properties fo:margin-left="0cm" fo:margin-right="0cm" fo:margin-top="0.106cm" fo:margin-bottom="0.106cm" loext:contextual-spacing="false" fo:line-height="150%" fo:text-align="justify" style:justify-single-word="false" fo:orphans="2" fo:widows="2" fo:text-indent="3cm" style:auto-text-indent="false" style:writing-mode="lr-tb"/>
      <style:text-properties style:font-name="Times New Roman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aurdiência" style:family="paragraph" style:default-outline-level="">
      <style:paragraph-properties fo:margin-top="0cm" fo:margin-bottom="0cm" loext:contextual-spacing="false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termo_20_de_20_audiência" style:display-name="termo de audiência" style:family="paragraph" style:default-outline-level="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Ementa" style:family="paragraph" style:default-outline-level="">
      <style:paragraph-properties fo:margin-left="7.001cm" fo:margin-right="0cm" fo:margin-top="0cm" fo:margin-bottom="0cm" loext:contextual-spacing="false" fo:text-align="justify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Estilo_20_Parágrafo_20_SAJ5" style:display-name="Estilo Parágrafo SAJ5" style:family="paragraph" style:default-outline-level="">
      <style:paragraph-properties fo:margin-left="0cm" fo:margin-right="0cm" fo:margin-top="0cm" fo:margin-bottom="0cm" loext:contextual-spacing="false" fo:text-align="justify" style:justify-single-word="false" fo:orphans="2" fo:widows="2" fo:text-indent="2cm" style:auto-text-indent="false" style:writing-mode="lr-tb"/>
      <style:text-properties style:font-name="Times New Roman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Estilo_20_Citação_20_SAJ5" style:display-name="Estilo Citação SAJ5" style:family="paragraph" style:default-outline-level="">
      <style:paragraph-properties fo:margin-left="2cm" fo:margin-right="0cm" fo:margin-top="0.212cm" fo:margin-bottom="0.212cm" loext:contextual-spacing="false" fo:text-align="justify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1pt" style:font-name-asian="Palatino Linotype" style:font-family-asian="'Palatino Linotype'" style:font-family-generic-asian="system" style:font-pitch-asian="variable" style:font-size-asian="11pt" style:font-name-complex="Wingdings" style:font-family-complex="Wingdings" style:font-family-generic-complex="system" style:font-pitch-complex="variable" style:font-size-complex="12pt"/>
    </style:style>
    <style:style style:name="caption" style:family="paragraph" style:parent-style-name="Standard" style:default-outline-level="">
      <style:paragraph-properties fo:margin-top="0.212cm" fo:margin-bottom="0.212cm" loext:contextual-spacing="false" fo:text-align="start" style:justify-single-word="false"/>
      <style:text-properties fo:color="#000000" style:font-name="Times New Roman" fo:font-family="'Times New Roman'" style:font-family-generic="roman" style:font-pitch="variable" fo:font-size="12pt" fo:font-style="italic" style:font-size-asian="12pt" style:font-style-asian="italic"/>
    </style:style>
    <style:style style:name="Recuo_20_de_20_corpo_20_de_20_texto_20_3" style:display-name="Recuo de corpo de texto 3" style:family="paragraph" style:parent-style-name="Standard" style:default-outline-level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color="#000000" style:font-name="Times New Roman" fo:font-family="'Times New Roman'" style:font-family-generic="roman" style:font-pitch="variable" fo:font-size="11pt" style:text-underline-style="solid" style:text-underline-width="auto" style:text-underline-color="font-color" fo:font-weight="bold" style:font-size-asian="11pt" style:font-weight-asian="bold"/>
    </style:style>
    <style:style style:name="Pré-formatação_20_HTML" style:display-name="Pré-formatação HTML" style:family="paragraph" style:parent-style-name="Standard" style:default-outline-level="">
      <style:paragraph-properties fo:margin-top="0cm" fo:margin-bottom="0cm" loext:contextual-spacing="false" fo:text-align="start" style:justify-single-word="false"/>
      <style:text-properties style:font-name="Verdana" fo:font-family="Verdana" style:font-family-generic="roman" style:font-pitch="variable" fo:font-size="12pt" style:font-size-asian="12pt"/>
    </style:style>
    <style:style style:name="Recuo_20_de_20_corpo_20_de_20_texto_20_2" style:display-name="Recuo de corpo de texto 2" style:family="paragraph" style:default-outline-level="">
      <style:paragraph-properties fo:margin-left="6.35cm" fo:margin-right="0cm" fo:margin-top="0cm" fo:margin-bottom="0cm" loext:contextual-spacing="false" fo:text-align="justify" style:justify-single-word="false" fo:orphans="2" fo:widows="2" fo:text-indent="-2.223cm" style:auto-text-indent="false" style:writing-mode="lr-tb"/>
      <style:text-properties style:font-name="Times New Roman" fo:font-family="'Times New Roman'" style:font-family-generic="roman" style:font-pitch="variable" fo:font-size="14pt" style:font-name-asian="Palatino Linotype" style:font-family-asian="'Palatino Linotype'" style:font-family-generic-asian="system" style:font-pitch-asian="variable" style:font-size-asian="14pt" style:font-name-complex="Wingdings" style:font-family-complex="Wingdings" style:font-family-generic-complex="system" style:font-pitch-complex="variable" style:font-size-complex="12pt"/>
    </style:style>
    <style:style style:name="Texto_20_em_20_bloco" style:display-name="Texto em bloco" style:family="paragraph" style:parent-style-name="Standard" style:default-outline-level="">
      <style:paragraph-properties fo:margin-left="8.251cm" fo:margin-right="0.591cm" fo:margin-top="0cm" fo:margin-bottom="0cm" loext:contextual-spacing="false" fo:text-align="justify" style:justify-single-word="false" fo:text-indent="-2.499cm" style:auto-text-indent="false"/>
      <style:text-properties style:font-name="Baskerville" fo:font-family="Baskerville" style:font-family-generic="roman" style:font-pitch="variable" fo:font-size="14pt" style:font-size-asian="14pt"/>
    </style:style>
    <style:style style:name="Texto_20_em_20_bloco1" style:display-name="Texto em bloco1" style:family="paragraph" style:parent-style-name="Standard" style:default-outline-level="">
      <style:paragraph-properties fo:margin-left="8.251cm" fo:margin-right="0.591cm" fo:margin-top="0cm" fo:margin-bottom="0cm" loext:contextual-spacing="false" fo:text-align="justify" style:justify-single-word="false" fo:text-indent="-2.499cm" style:auto-text-indent="false"/>
      <style:text-properties fo:font-size="14pt" style:font-size-asian="14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roman" style:font-pitch="variable" fo:font-size="12pt" style:font-size-asian="12pt"/>
    </style:style>
    <style:style style:name="Default_20_Paragraph_20_Font" style:display-name="Default Paragraph Font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style:style style:name="Recuo_20_de_20_corpo_20_de_20_texto_20_Char" style:display-name="Recuo de corpo de texto Char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Palatino Linotype" style:font-family-asian="'Palatino Linotype'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prefix="§" text:bullet-char="§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09:53:49.662000000</meta:creation-date>
    <dc:title>StarWriter</dc:title>
    <dc:date>2019-05-06T09:54:34.602000000</dc:date>
    <meta:editing-duration>PT46S</meta:editing-duration>
    <meta:editing-cycles>1</meta:editing-cycles>
    <meta:document-statistic meta:table-count="0" meta:image-count="0" meta:object-count="0" meta:page-count="1" meta:paragraph-count="9" meta:word-count="187" meta:character-count="1159" meta:non-whitespace-character-count="979"/>
    <meta:generator>LibreOffice/6.0.3.2$Windows_X86_64 LibreOffice_project/8f48d515416608e3a835360314dac7e47fd0b821</meta:generator>
    <meta:user-defined meta:name="cdcategoria">8</meta:user-defined>
    <meta:user-defined meta:name="cddocumento">31049036</meta:user-defined>
    <meta:user-defined meta:name="cdimagem">11</meta:user-defined>
    <meta:user-defined meta:name="cdmodelo">809239</meta:user-defined>
    <meta:user-defined meta:name="cdprocesso" meta:value-type="string">010015MDO0000</meta:user-defined>
    <meta:user-defined meta:name="cdtipoobjeto" meta:value-type="string">-999</meta:user-defined>
    <meta:user-defined meta:name="cdusucriacao" meta:value-type="string">J075198</meta:user-defined>
    <meta:user-defined meta:name="cdusuemedicao" meta:value-type="string">J075198</meta:user-defined>
    <meta:user-defined meta:name="deipemedicao" meta:value-type="string">172.16.9.245</meta:user-defined>
    <meta:user-defined meta:name="dtcriacaodoc" meta:value-type="string">05/07/2017 16:41:21</meta:user-defined>
    <meta:user-defined meta:name="dthrultalteracao" meta:value-type="string">05/07/2017 16:42:34</meta:user-defined>
    <meta:user-defined meta:name="eh_ato" meta:value-type="string">N</meta:user-defined>
    <meta:user-defined meta:name="filaatual" meta:value-type="string">-999</meta:user-defined>
    <meta:user-defined meta:name="filadestino" meta:value-type="string">-999</meta:user-defined>
    <meta:user-defined meta:name="flemitear" meta:value-type="string">N</meta:user-defined>
    <meta:user-defined meta:name="fluxotrabalhopai" meta:value-type="string">-999</meta:user-defined>
    <meta:user-defined meta:name="grupofluxotrabalhopai" meta:value-type="string">-999</meta:user-defined>
    <meta:user-defined meta:name="imprimir_cabecalho" meta:value-type="string">Todas</meta:user-defined>
    <meta:user-defined meta:name="naoquebrarpaginaemtabelas" meta:value-type="string">N</meta:user-defined>
    <meta:user-defined meta:name="nmarquivo" meta:value-type="string">extinção por incompetência réu solto [0107487-04.2017.8.20.0001]</meta:user-defined>
    <meta:user-defined meta:name="nmmodelo" meta:value-type="string">extinção por incompetência réu solto</meta:user-defined>
    <meta:user-defined meta:name="nucobranca" meta:value-type="string">-999</meta:user-defined>
    <meta:user-defined meta:name="numeroversao" meta:value-type="string">1.5.15-25</meta:user-defined>
    <meta:user-defined meta:name="nuoficio" meta:value-type="string">-999</meta:user-defined>
    <meta:user-defined meta:name="nuprocesso" meta:value-type="string">0107487-04.2017.8.20.0001</meta:user-defined>
    <meta:user-defined meta:name="nuprocessosemformatacao" meta:value-type="string">01074870420178200001</meta:user-defined>
    <meta:user-defined meta:name="nurecurso" meta:value-type="string">0</meta:user-defined>
    <meta:user-defined meta:name="nuseqhist_atual" meta:value-type="string">-999</meta:user-defined>
    <meta:user-defined meta:name="nuseqhist_pai" meta:value-type="string">-999</meta:user-defined>
    <meta:user-defined meta:name="objetopai" meta:value-type="string">010005AODYRV7</meta:user-defined>
    <meta:user-defined meta:name="quantidade_paginas" meta:value-type="string">1</meta:user-defined>
    <meta:user-defined meta:name="sgmodelo" meta:value-type="string">???</meta:user-defined>
    <meta:user-defined meta:name="somenteleitura" meta:value-type="string">N</meta:user-defined>
    <meta:user-defined meta:name="svar_polo_sigilo_externo" meta:value-type="string">-999</meta:user-defined>
    <meta:user-defined meta:name="svar_sigilo" meta:value-type="string">N</meta:user-defined>
    <meta:user-defined meta:name="svar_sigilo_externo" meta:value-type="string">N</meta:user-defined>
    <meta:user-defined meta:name="ultimo_auto_salvamento" meta:value-type="string">05/07/2017 16:42:35</meta:user-defined>
    <meta:user-defined meta:name="ultimo_salvamento" meta:value-type="string">05/07/2017 16:42:35</meta:user-defined>
  </office:meta>
</office:document-meta>
</file>